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7b4b" officeooo:paragraph-rsid="000a7b4b"/>
    </style:style>
    <style:style style:name="P2" style:family="paragraph" style:parent-style-name="Standard">
      <style:paragraph-properties fo:text-align="start" style:justify-single-word="false"/>
      <style:text-properties style:font-name="Liberation Sans1" officeooo:rsid="000a7b4b" officeooo:paragraph-rsid="000a7b4b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tyle="normal" officeooo:rsid="000a7b4b" officeooo:paragraph-rsid="000a7b4b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tyle="normal" officeooo:rsid="0012ba54" officeooo:paragraph-rsid="0012ba54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0c2e99" officeooo:paragraph-rsid="000c2e99" style:font-size-asian="10pt" style:font-style-asian="normal" style:font-size-complex="10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44d58" officeooo:paragraph-rsid="00144d58" style:font-size-asian="8.75pt" style:font-style-asian="normal" style:font-size-complex="10pt" style:font-style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5c734" officeooo:paragraph-rsid="0015c734" style:font-size-asian="8.75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0pt" officeooo:rsid="000c2e99" officeooo:paragraph-rsid="000c2e99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0pt" officeooo:rsid="000c2e99" officeooo:paragraph-rsid="00115636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0pt" officeooo:rsid="000d312d" officeooo:paragraph-rsid="000d312d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0pt" officeooo:rsid="00115636" officeooo:paragraph-rsid="00115636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0pt" officeooo:rsid="0011e261" officeooo:paragraph-rsid="0011e261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0pt" officeooo:rsid="0012ba54" officeooo:paragraph-rsid="0012ba54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2pt" officeooo:rsid="0012ba54" officeooo:paragraph-rsid="0012ba54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style:font-name="Liberation Sans1" fo:font-size="15pt" fo:font-style="normal" fo:font-weight="bold" officeooo:rsid="000a7b4b" officeooo:paragraph-rsid="000a7b4b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rsid="0018d1a0" officeooo:paragraph-rsid="0018d1a0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Sans1" fo:font-size="10pt" officeooo:rsid="00115636" officeooo:paragraph-rsid="00115636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10pt" officeooo:rsid="00115636" officeooo:paragraph-rsid="0012ba54" style:font-size-asian="10pt" style:font-size-complex="10pt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Liberation Sans1" fo:font-size="10pt" officeooo:rsid="0011e261" officeooo:paragraph-rsid="0011e261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15636" officeooo:paragraph-rsid="0012ba54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2ba54" officeooo:paragraph-rsid="0012ba54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5c734" officeooo:paragraph-rsid="00144d58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70979" officeooo:paragraph-rsid="0015c734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Liberation Sans1" fo:font-size="10pt" fo:font-style="italic" officeooo:rsid="0015da50" officeooo:paragraph-rsid="0015da50" style:font-size-asian="10pt" style:font-style-asian="italic" style:font-size-complex="10pt" style:font-style-complex="italic"/>
    </style:style>
    <style:style style:name="P25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2ba54" officeooo:paragraph-rsid="0012ba54" style:font-size-asian="10pt" style:font-style-asian="normal" style:font-size-complex="10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44d58" officeooo:paragraph-rsid="00144d58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70979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5c734" officeooo:paragraph-rsid="0015c734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5da50" officeooo:paragraph-rsid="0015c734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8becc" officeooo:paragraph-rsid="0018d1a0" style:font-size-asian="10pt" style:font-style-asian="normal" style:font-size-complex="10pt" style:font-style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8d1a0" officeooo:paragraph-rsid="0018d1a0" style:font-size-asian="10pt" style:font-style-asian="normal" style:font-size-complex="10pt" style:font-style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44d58" officeooo:paragraph-rsid="001dd2a3" style:font-size-asian="8.75pt" style:font-style-asian="normal" style:font-size-complex="10pt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dd2a3" style:font-size-asian="8.75pt" style:font-style-asian="normal" style:font-size-complex="10pt" style:font-style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70979" officeooo:paragraph-rsid="0018becc" style:font-size-asian="8.75pt" style:font-style-asian="normal" style:font-size-complex="10pt" style:font-style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dd2a3" officeooo:paragraph-rsid="001dd2a3" style:font-size-asian="8.75pt" style:font-style-asian="normal" style:font-size-complex="10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1" fo:font-size="10pt" fo:font-style="normal" officeooo:rsid="001f7ead" officeooo:paragraph-rsid="001f7ead" style:font-size-asian="8.75pt" style:font-style-asian="normal" style:font-size-complex="10pt" style:font-style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1" fo:font-size="12pt" fo:font-weight="bold" officeooo:rsid="0012ba54" officeooo:paragraph-rsid="0012ba54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ans1" fo:font-size="10.5pt" fo:font-style="italic" officeooo:rsid="0015c734" officeooo:paragraph-rsid="0015c734" style:font-size-asian="10.5pt" style:font-style-asian="italic" style:font-size-complex="10.5pt" style:font-style-complex="italic"/>
    </style:style>
    <style:style style:name="P39" style:family="paragraph" style:parent-style-name="Standard">
      <style:paragraph-properties fo:text-align="start" style:justify-single-word="false"/>
      <style:text-properties style:font-name="Liberation Sans1" fo:font-size="10.5pt" fo:font-style="italic" officeooo:rsid="00144d58" officeooo:paragraph-rsid="00144d58" style:font-size-asian="10.5pt" style:font-style-asian="italic" style:font-size-complex="10.5pt" style:font-style-complex="italic"/>
    </style:style>
    <style:style style:name="P40" style:family="paragraph" style:parent-style-name="Standard">
      <style:paragraph-properties fo:text-align="start" style:justify-single-word="false"/>
      <style:text-properties style:font-name="Liberation Sans1" fo:font-size="10.5pt" fo:font-style="italic" officeooo:rsid="00144d58" officeooo:paragraph-rsid="001dd2a3" style:font-size-asian="10.5pt" style:font-style-asian="italic" style:font-size-complex="10.5pt" style:font-style-complex="italic"/>
    </style:style>
    <style:style style:name="P41" style:family="paragraph" style:parent-style-name="Standard">
      <style:paragraph-properties fo:text-align="start" style:justify-single-word="false"/>
      <style:text-properties style:font-name="Liberation Sans1" fo:font-size="10.5pt" fo:font-style="italic" officeooo:rsid="00170979" officeooo:paragraph-rsid="001dd2a3" style:font-size-asian="10.5pt" style:font-style-asian="italic" style:font-size-complex="10.5pt" style:font-style-complex="italic"/>
    </style:style>
    <style:style style:name="P42" style:family="paragraph" style:parent-style-name="Standard">
      <style:paragraph-properties fo:text-align="start" style:justify-single-word="false"/>
      <style:text-properties style:font-name="Liberation Sans1" fo:font-size="10.5pt" fo:font-style="italic" officeooo:rsid="0012ba54" officeooo:paragraph-rsid="0012ba54" style:font-size-asian="10.5pt" style:font-style-asian="italic" style:font-size-complex="10.5pt" style:font-style-complex="italic"/>
    </style:style>
    <style:style style:name="P43" style:family="paragraph" style:parent-style-name="Standard">
      <style:paragraph-properties fo:text-align="start" style:justify-single-word="false"/>
      <style:text-properties style:font-name="Liberation Sans1" fo:font-size="10.5pt" fo:font-style="normal" officeooo:rsid="00144d58" officeooo:paragraph-rsid="00144d58" style:font-size-asian="10.5pt" style:font-style-asian="normal" style:font-size-complex="10.5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ans1" fo:font-size="10.5pt" fo:font-style="normal" officeooo:rsid="00170979" officeooo:paragraph-rsid="00170979" style:font-size-asian="10.5pt" style:font-style-asian="normal" style:font-size-complex="10.5pt" style:font-style-complex="normal"/>
    </style:style>
    <style:style style:name="P45" style:family="paragraph" style:parent-style-name="Standard">
      <style:paragraph-properties fo:text-align="start" style:justify-single-word="false"/>
      <style:text-properties fo:font-size="10.5pt" officeooo:paragraph-rsid="0018d1a0" style:font-size-asian="10.5pt" style:font-size-complex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2ba54" style:font-style-asian="italic" style:font-style-complex="italic"/>
    </style:style>
    <style:style style:name="T3" style:family="text">
      <style:text-properties fo:font-style="italic" officeooo:rsid="0018becc" style:font-style-asian="italic" style:font-style-complex="italic"/>
    </style:style>
    <style:style style:name="T4" style:family="text">
      <style:text-properties fo:font-style="italic" officeooo:rsid="0018d1a0" style:font-style-asian="italic" style:font-style-complex="italic"/>
    </style:style>
    <style:style style:name="T5" style:family="text">
      <style:text-properties fo:font-style="italic" style:font-size-asian="10pt" style:font-style-asian="italic" style:font-style-complex="italic"/>
    </style:style>
    <style:style style:name="T6" style:family="text">
      <style:text-properties fo:font-style="italic" officeooo:rsid="0018becc" style:font-size-asian="10pt" style:font-style-asian="italic" style:font-style-complex="italic"/>
    </style:style>
    <style:style style:name="T7" style:family="text">
      <style:text-properties officeooo:rsid="00115636"/>
    </style:style>
    <style:style style:name="T8" style:family="text">
      <style:text-properties officeooo:rsid="0012ba54"/>
    </style:style>
    <style:style style:name="T9" style:family="text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T10" style:family="text">
      <style:text-properties style:font-name="Liberation Sans1" fo:font-size="10pt" fo:font-style="normal" officeooo:rsid="001ac8d1" style:font-size-asian="10pt" style:font-style-asian="normal" style:font-size-complex="10pt" style:font-style-complex="normal"/>
    </style:style>
    <style:style style:name="T11" style:family="text">
      <style:text-properties style:font-name="Liberation Sans1" fo:font-size="10pt" fo:font-style="normal" officeooo:rsid="001dd2a3" style:font-size-asian="10pt" style:font-style-asian="normal" style:font-size-complex="10pt" style:font-style-complex="normal"/>
    </style:style>
    <style:style style:name="T12" style:family="text">
      <style:text-properties style:font-name="Liberation Sans1" fo:font-size="10pt" fo:font-style="normal" officeooo:rsid="001f7ead" style:font-size-asian="10pt" style:font-style-asian="normal" style:font-size-complex="10pt" style:font-style-complex="normal"/>
    </style:style>
    <style:style style:name="T13" style:family="text">
      <style:text-properties style:font-name="Liberation Sans1" fo:font-style="normal" officeooo:rsid="0018d1a0" style:font-style-asian="normal" style:font-style-complex="normal"/>
    </style:style>
    <style:style style:name="T14" style:family="text">
      <style:text-properties style:font-size-asian="10pt"/>
    </style:style>
    <style:style style:name="T15" style:family="text">
      <style:text-properties officeooo:rsid="0015da50" style:font-size-asian="10pt"/>
    </style:style>
    <style:style style:name="T16" style:family="text">
      <style:text-properties officeooo:rsid="00170979" style:font-size-asian="10pt"/>
    </style:style>
    <style:style style:name="T17" style:family="text">
      <style:text-properties officeooo:rsid="0018becc" style:font-size-asian="10pt"/>
    </style:style>
    <style:style style:name="T18" style:family="text">
      <style:text-properties officeooo:rsid="0018d1a0" style:font-size-asian="10pt"/>
    </style:style>
    <style:style style:name="T19" style:family="text">
      <style:text-properties officeooo:rsid="001dd2a3" style:font-size-asian="10pt"/>
    </style:style>
    <style:style style:name="T20" style:family="text">
      <style:text-properties officeooo:rsid="001f7ead" style:font-size-asian="10pt"/>
    </style:style>
    <style:style style:name="T21" style:family="text">
      <style:text-properties fo:font-style="normal" style:font-size-asian="10pt" style:font-style-asian="normal" style:font-style-complex="normal"/>
    </style:style>
    <style:style style:name="T22" style:family="text">
      <style:text-properties fo:font-style="normal" officeooo:rsid="00144d58" style:font-size-asian="10pt" style:font-style-asian="normal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5c734"/>
    </style:style>
    <style:style style:name="T25" style:family="text">
      <style:text-properties officeooo:rsid="001dd2a3"/>
    </style:style>
    <style:style style:name="T26" style:family="text">
      <style:text-properties officeooo:rsid="0015da5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QUISTI</text:p>
      <text:p text:style-name="P1"/>
      <text:p text:style-name="P4"><text:span text:style-name="T23">DESCRIZIONE DEL SISTEMA</text:span>:</text:p>
      <text:p text:style-name="P3"/>
      <text:p text:style-name="P5">Il sistema riguarda la realizzazione di una <text:span text:style-name="T1">piattaforma gaming</text:span> che convolga gli utenti a giocare al fine di gudagnare punti esperienza e nuovi livelli di gioco. </text:p>
      <text:p text:style-name="P8"/>
      <text:p text:style-name="P9">La piattaforma online, garantirà un esperienza di gioco completa relativa ad un singolo gioco da parte di un singolo utente. Tale esperienza <text:span text:style-name="T7">comprende l’interazione attraverso un’interfaccia grafica dedicata in cui l’utente potrà scegliere tra diversi servizi:</text:span></text:p>
      <text:p text:style-name="P11"/>
      <text:list xml:id="list127781385528819078" text:style-name="L1">
        <text:list-item>
          <text:p text:style-name="P17"><text:span text:style-name="T1">Registrazione e login</text:span> da parte dell’utente al portale</text:p>
        </text:list-item>
        <text:list-item>
          <text:p text:style-name="P17"><text:span text:style-name="T1">Visualizzazione del profilo</text:span> e delle pagine dei relativi giochi</text:p>
        </text:list-item>
        <text:list-item>
          <text:p text:style-name="P17"><text:span text:style-name="T2">V</text:span><text:span text:style-name="T1">ota</text:span><text:span text:style-name="T2">zione di</text:span><text:span text:style-name="T1"> un gioco</text:span> o espr<text:span text:style-name="T8">essione di </text:span>un giudizio tramite recensione </text:p>
        </text:list-item>
        <text:list-item>
          <text:p text:style-name="P17"><text:span text:style-name="T1">Effettuare una sessione di gioco</text:span> e collezionare punti esperienza ad ogni sessione</text:p>
        </text:list-item>
        <text:list-item>
          <text:p text:style-name="P17"><text:span text:style-name="T1">Collezionare </text:span><text:span text:style-name="T3">trofei </text:span><text:span text:style-name="T4">e achievement</text:span> relativi al livello ottenuto</text:p>
        </text:list-item>
      </text:list>
      <text:p text:style-name="P11"/>
      <text:p text:style-name="P12">Nel sistema possiamo individuare tre attori: <text:s/></text:p>
      <text:p text:style-name="P12"/>
      <text:list xml:id="list7553873513754523749" text:style-name="L2">
        <text:list-item>
          <text:p text:style-name="P19"><text:span text:style-name="T1">Amministratore:</text:span> Si occupa di tutti gli aspetti gestionali della piattaforma</text:p>
        </text:list-item>
        <text:list-item>
          <text:p text:style-name="P19"><text:span text:style-name="T1">Moderatore:</text:span> Svolge parte delle funzioni di amministrazione, tra cui approvazione e gestione utenti</text:p>
        </text:list-item>
        <text:list-item>
          <text:p text:style-name="P19"><text:span text:style-name="T1">Utente base:</text:span> Colui che usufruisce della piattaforma e delle funzionalità disponibili</text:p>
        </text:list-item>
      </text:list>
      <text:p text:style-name="P12"/>
      <text:p text:style-name="P12"/>
      <text:p text:style-name="P37">REQUISITI FUNZIONALI:</text:p>
      <text:p text:style-name="P14"/>
      <text:p text:style-name="P42">1) <text:s/><text:span text:style-name="T7">Registrazione:</text:span></text:p>
      <text:p text:style-name="P20"><text:s text:c="5"/></text:p>
      <text:p text:style-name="P25">Per ottenere l’accesso al portale gaming l’utente dovrà effettuare la registrazione, la quale</text:p>
      <text:p text:style-name="P13"><text:span text:style-name="T21">richiederà un’email, una password e un insieme di dati anagrafici che andranno a caratterizzare il suo <text:s text:c="2"/>profilo </text:span><text:span text:style-name="T22">personale.</text:span></text:p>
      <text:p text:style-name="P25"/>
      <text:p text:style-name="P42">2) Login:</text:p>
      <text:p text:style-name="P21"/>
      <text:p text:style-name="P26">L’utente dovrà accedere con email e password inseriti durante la fase di registrazione per iniziare a usufruire dei servizi offerti dalla piattaforma.</text:p>
      <text:p text:style-name="P26"/>
      <text:p text:style-name="P43">3) Visualizzazione del profilo:</text:p>
      <text:p text:style-name="P6"/>
      <text:p text:style-name="P6"><text:span text:style-name="T14">Una delle funzionalità a disposizione dell’utente loggato è la visualizzazione della pagina del proprio profilo. Qui l’utente potrà modificare l’insieme delle informazioni inserite durante la fase di registrazione </text:span><text:span text:style-name="T16">e visionare i dati relativi all’esperienza di gioco </text:span></text:p>
      <text:p text:style-name="P26"/>
      <text:p text:style-name="P40">3.1) Dati riguardanti il login:</text:p>
      <text:p text:style-name="P32"><text:span text:style-name="T14"/></text:p>
      <text:p text:style-name="P32"><text:span text:style-name="T14">L’utente può decidere se effettuare la modifica di email, password o entrambe.</text:span></text:p>
      <text:p text:style-name="P26"><text:s text:c="4"/></text:p>
      <text:p text:style-name="P40">3.2) Dati anagrafici:</text:p>
      <text:p text:style-name="P32"><text:span text:style-name="T14"/></text:p>
      <text:p text:style-name="P32"><text:span text:style-name="T14">L’utente può decidere se effettuare la modifica dei dati anagrafici precedentemente inseriti.</text:span></text:p>
      <text:p text:style-name="P27"/>
      <text:p text:style-name="P41">3.3) Statistiche di gioco:</text:p>
      <text:p text:style-name="P33"><text:span text:style-name="T14"/></text:p>
      <text:p text:style-name="P33"><text:span text:style-name="T14">L’insieme delle informazioni relative all’esperienza di gioco, ovvero punti esperienza, livello, </text:span><text:span text:style-name="T17">trofei, </text:span><text:span text:style-name="T18">achievement </text:span><text:span text:style-name="T14">e ore di gioco.</text:span></text:p>
      <text:p text:style-name="P26"/>
      <text:p text:style-name="P39"><text:span text:style-name="T24">4</text:span>) <text:span text:style-name="T24">Valutazione e recensione del gioco:</text:span></text:p>
      <text:p text:style-name="P22"/>
      <text:p text:style-name="P28">Un’altra funzionalità disponibile all’utente loggato è la possibilità di esprimere una valutazione o un guidizio personale riguardante il gioco in questione, distinguiamo quindi due processi:</text:p>
      <text:p text:style-name="P28"><text:soft-page-break/></text:p>
      <text:p text:style-name="P38">4.1) <text:span text:style-name="T25">Processo di v</text:span>alutazione:</text:p>
      <text:p text:style-name="P28"/>
      <text:p text:style-name="P28">Il processo di valutazione consiste nell’esprimere una votazione basata su un punteggio compreso in un range variabile. </text:p>
      <text:p text:style-name="P28"/>
      <text:p text:style-name="P38">4.2) Recensione:</text:p>
      <text:p text:style-name="P28"/>
      <text:p text:style-name="P7"><text:span text:style-name="T14">Il processo di recensione consiste in una breve descrizione in cui utente esprime la propria opinione riguardante la sua esperienza di gioco. Tutte le recensioni sono soggette a moderazion</text:span><text:span text:style-name="T15">e e quindi ad approvazione e solo in seguito saranno rese pubbliche.</text:span></text:p>
      <text:p text:style-name="P29"/>
      <text:p text:style-name="P44"><text:span text:style-name="T26">5</text:span>) Sessione di gioco:</text:p>
      <text:p text:style-name="P27"/>
      <text:p text:style-name="P34"><text:span text:style-name="T14">La sessione inizia con l’avvio di un gioco a scelta </text:span><text:span text:style-name="T17">che permetterà di guadagnare punti esperienza,</text:span></text:p>
      <text:p text:style-name="P33"><text:span text:style-name="T17">nuovi livelli e trofei sblocca</text:span><text:span text:style-name="T19">bili</text:span><text:span text:style-name="T17">.</text:span></text:p>
      <text:p text:style-name="P33"><text:span text:style-name="T17"/></text:p>
      <text:p text:style-name="P35"><text:span text:style-name="T6">P</text:span><text:span text:style-name="T5">unti XP</text:span><text:span text:style-name="T14">: Consentono all’utente di guadagnare nuovi livelli.</text:span></text:p>
      <text:p text:style-name="P35"><text:span text:style-name="T5">Livelli</text:span><text:span text:style-name="T14">: Sono compresi in un range prestabilito. Ogni livello </text:span><text:span text:style-name="T20">necessita </text:span><text:span text:style-name="T14">di un determinato numero di punti XP.</text:span></text:p>
      <text:p text:style-name="P36"><text:span text:style-name="T5">Achievement:</text:span><text:span text:style-name="T14"> </text:span><text:span text:style-name="T18">obiettivi secondari </text:span><text:span text:style-name="T14">che permettono all’utente di ottenere ricompense aggiuntive in punti esperienza.</text:span></text:p>
      <text:p text:style-name="P30"/>
      <text:p text:style-name="P45"><text:span text:style-name="T13">6) Graphical User Interface (GUI):</text:span></text:p>
      <text:p text:style-name="P31"/>
      <text:p text:style-name="P16"><text:span text:style-name="T9">L’interazione al portale avviene tramite una GUI composta da una window, che durante la fase iniziale richiederà la registrazione o il login, </text:span><text:span text:style-name="T10">co</text:span><text:span text:style-name="T9">nsentendo </text:span><text:span text:style-name="T12">poii</text:span><text:span text:style-name="T9"> </text:span><text:span text:style-name="T11">all’utente di usufruire dell’espeienza di gioco </text:span><text:span text:style-name="T12">completa.</text:span></text:p>
      <text:p text:style-name="P31"/>
      <text:p text:style-name="P29"/>
      <text:p text:style-name="P23"/>
      <text:p text:style-name="P24"/>
      <text:p text:style-name="P24"/>
      <text:p text:style-name="P29"/>
      <text:p text:style-name="P18"><text:s text:c="5"/></text:p>
      <text:p text:style-name="P10"/>
      <text:p text:style-name="P10"/>
      <text:p text:style-name="P10"/>
      <text:p text:style-name="P10"/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4:53:59.563015088</meta:creation-date>
    <dc:date>2017-04-06T10:16:31.318414982</dc:date>
    <meta:editing-duration>PT22M29S</meta:editing-duration>
    <meta:editing-cycles>8</meta:editing-cycles>
    <meta:generator>LibreOffice/5.2.6.2$Linux_X86_64 LibreOffice_project/20$Build-2</meta:generator>
    <meta:document-statistic meta:table-count="0" meta:image-count="0" meta:object-count="0" meta:page-count="2" meta:paragraph-count="44" meta:word-count="507" meta:character-count="3534" meta:non-whitespace-character-count="3053"/>
  </office:meta>
</office:document-meta>
</file>